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CT001_20_-_20_Efetuar_20_Log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1 - Efetuar 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1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Efetuar Login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2] Efetuar Login; 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acesso do usuário ao sistema e impedir: campos em branco, usuário e senha inválidos, case sensitive, número mínimo de caracteres para a senha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estar cadastrado com um usuário e senha válidos.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3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1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inserir dados em branco nos campos usuário e senha</text:p>
          </table:table-cell>
          <table:table-cell table:style-name="ce10" office:value-type="string" calcext:value-type="string">
            <text:p>Informar "Usuário" e "Senha"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usuário é obrigatório"</text:p>
            <text:p>"O campo  senha é obrigatór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12" office:value-type="string" calcext:value-type="string">
            <text:p>Senha com menos de 6 caracteres</text:p>
          </table:table-cell>
          <table:table-cell table:style-name="ce15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nha deve ter menos de 60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12" office:value-type="string" calcext:value-type="string">
            <text:p>Senha com mais de 60 caracteres</text:p>
          </table:table-cell>
          <table:table-cell table:style-name="ce15" office:value-type="string" calcext:value-type="string">
            <text:p>Validar se o campo senha possui menos de 60 caracteres e mostrar mensagem ao usuário:</text:p>
            <text:p>"A senha deve te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mpo senha deve aparecer pontos invés da senha</text:p>
          </table:table-cell>
          <table:table-cell table:style-name="ce10" office:value-type="string" calcext:value-type="string">
            <text:p>Informar "Usuário" e "Senha"</text:p>
          </table:table-cell>
          <table:table-cell table:style-name="ce12" office:value-type="string" calcext:value-type="string">
            <text:p>Qualquer senha</text:p>
          </table:table-cell>
          <table:table-cell table:style-name="ce14" office:value-type="string" calcext:value-type="string">
            <text:p>Ao usuário digitar o campo senha devem ser visualizados pontos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mpos usuário e senha devem ser case sensetive</text:p>
          </table:table-cell>
          <table:table-cell table:style-name="ce10" office:value-type="string" calcext:value-type="string">
            <text:p>Informar "Usuário" e "Senha"</text:p>
          </table:table-cell>
          <table:table-cell table:style-name="ce4" office:value-type="string" calcext:value-type="string">
            <text:p>Usuário: admin</text:p>
            <text:p>Senha:dTHD7G</text:p>
          </table:table-cell>
          <table:table-cell table:style-name="ce10" office:value-type="string" calcext:value-type="string">
            <text:p>O sistema deve diferenciar letras maiúsculas de minúsculas (case sensitive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estar usuário e senha inválidos</text:p>
          </table:table-cell>
          <table:table-cell table:style-name="ce10" office:value-type="string" calcext:value-type="string">
            <text:p>Informar "Usuário" e "Senha" inválidos</text:p>
          </table:table-cell>
          <table:table-cell table:style-name="ce4" office:value-type="string" calcext:value-type="string">
            <text:p>Usuário e senha inválidos</text:p>
          </table:table-cell>
          <table:table-cell table:style-name="ce10" office:value-type="string" calcext:value-type="string">
            <text:p>Se o usuário ou senha for inválido mostrar mensagem ao usuário:</text:p>
            <text:p>"Usuário ou Senha inválid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star usuário e senha válidos e redirecionamento do programa</text:p>
          </table:table-cell>
          <table:table-cell table:style-name="ce10" office:value-type="string" calcext:value-type="string">
            <text:p>informar "Usuário" e "Senha" válidos</text:p>
          </table:table-cell>
          <table:table-cell table:style-name="ce4" office:value-type="string" calcext:value-type="string">
            <text:p>Usuário: admin</text:p>
            <text:p>Senha:dTHD7G (senha válida)</text:p>
          </table:table-cell>
          <table:table-cell table:style-name="ce10" office:value-type="string" calcext:value-type="string">
            <text:p>Se o login e senha for válido <text:s/>redirecionar acesso para a tela de início do sistema (dashboard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3:12.54419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3:58.983591810</dc:date>
    <meta:editing-duration>PT6M10S</meta:editing-duration>
    <meta:editing-cycles>9</meta:editing-cycles>
    <meta:document-statistic meta:table-count="1" meta:cell-count="57" meta:object-count="0"/>
  </office:meta>
</office:document-meta>
</file>